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1.452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.133cm"/>
    </style:style>
    <style:style style:name="co18" style:family="table-column">
      <style:table-column-properties fo:break-before="auto" style:column-width="2.595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annotation</text:p>
          </table:table-cell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limit_s</text:p>
          </table:table-cell>
          <table:table-cell table:style-name="ce1" office:value-type="string" calcext:value-type="string">
            <text:p>duration_s</text:p>
          </table:table-cell>
          <table:table-cell table:style-name="ce1" office:value-type="string" calcext:value-type="string">
            <text:p>obj</text:p>
          </table:table-cell>
          <table:table-cell table:style-name="ce1" office:value-type="string" calcext:value-type="string">
            <text:p>init_time_s</text:p>
          </table:table-cell>
          <table:table-cell table:style-name="ce1" office:value-type="string" calcext:value-type="string">
            <text:p>solve_time_s</text:p>
          </table:table-cell>
          <table:table-cell table:style-name="ce1" office:value-type="string" calcext:value-type="string">
            <text:p>solutions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propagators</text:p>
          </table:table-cell>
          <table:table-cell table:style-name="ce1" office:value-type="string" calcext:value-type="string">
            <text:p>propagations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failures</text:p>
          </table:table-cell>
          <table:table-cell table:style-name="ce1" office:value-type="string" calcext:value-type="string">
            <text:p>restarts</text:p>
          </table:table-cell>
          <table:table-cell table:style-name="ce1" office:value-type="string" calcext:value-type="string">
            <text:p>peak_depth</text:p>
          </table:table-cell>
          <table:table-cell table:style-name="ce1" office:value-type="string" calcext:value-type="string">
            <text:p>num_solutions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498" calcext:value-type="float">
            <text:p>1498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190" calcext:value-type="float">
            <text:p>119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317" calcext:value-type="float">
            <text:p>131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35238218" calcext:value-type="float">
            <text:p>35238218</text:p>
          </table:table-cell>
          <table:table-cell office:value-type="float" office:value="1366449" calcext:value-type="float">
            <text:p>1366449</text:p>
          </table:table-cell>
          <table:table-cell office:value-type="float" office:value="683189" calcext:value-type="float">
            <text:p>68318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42458535" calcext:value-type="float">
            <text:p>42458535</text:p>
          </table:table-cell>
          <table:table-cell office:value-type="float" office:value="1276872" calcext:value-type="float">
            <text:p>1276872</text:p>
          </table:table-cell>
          <table:table-cell office:value-type="float" office:value="638362" calcext:value-type="float">
            <text:p>63836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47022845" calcext:value-type="float">
            <text:p>47022845</text:p>
          </table:table-cell>
          <table:table-cell office:value-type="float" office:value="991850" calcext:value-type="float">
            <text:p>991850</text:p>
          </table:table-cell>
          <table:table-cell office:value-type="float" office:value="495622" calcext:value-type="float">
            <text:p>495622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40063327" calcext:value-type="float">
            <text:p>40063327</text:p>
          </table:table-cell>
          <table:table-cell office:value-type="float" office:value="1262004" calcext:value-type="float">
            <text:p>1262004</text:p>
          </table:table-cell>
          <table:table-cell office:value-type="float" office:value="630959" calcext:value-type="float">
            <text:p>63095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34326047" calcext:value-type="float">
            <text:p>34326047</text:p>
          </table:table-cell>
          <table:table-cell office:value-type="float" office:value="940868" calcext:value-type="float">
            <text:p>940868</text:p>
          </table:table-cell>
          <table:table-cell office:value-type="float" office:value="470387" calcext:value-type="float">
            <text:p>47038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30576596" calcext:value-type="float">
            <text:p>30576596</text:p>
          </table:table-cell>
          <table:table-cell office:value-type="float" office:value="920909" calcext:value-type="float">
            <text:p>920909</text:p>
          </table:table-cell>
          <table:table-cell office:value-type="float" office:value="460082" calcext:value-type="float">
            <text:p>460082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43683923" calcext:value-type="float">
            <text:p>43683923</text:p>
          </table:table-cell>
          <table:table-cell office:value-type="float" office:value="662287" calcext:value-type="float">
            <text:p>662287</text:p>
          </table:table-cell>
          <table:table-cell office:value-type="float" office:value="331104" calcext:value-type="float">
            <text:p>33110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47277425" calcext:value-type="float">
            <text:p>47277425</text:p>
          </table:table-cell>
          <table:table-cell office:value-type="float" office:value="890439" calcext:value-type="float">
            <text:p>890439</text:p>
          </table:table-cell>
          <table:table-cell office:value-type="float" office:value="445179" calcext:value-type="float">
            <text:p>44517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43037045" calcext:value-type="float">
            <text:p>43037045</text:p>
          </table:table-cell>
          <table:table-cell office:value-type="float" office:value="1000570" calcext:value-type="float">
            <text:p>1000570</text:p>
          </table:table-cell>
          <table:table-cell office:value-type="float" office:value="499967" calcext:value-type="float">
            <text:p>499967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7339872" calcext:value-type="float">
            <text:p>27339872</text:p>
          </table:table-cell>
          <table:table-cell office:value-type="float" office:value="755970" calcext:value-type="float">
            <text:p>755970</text:p>
          </table:table-cell>
          <table:table-cell office:value-type="float" office:value="377882" calcext:value-type="float">
            <text:p>377882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7131649" calcext:value-type="float">
            <text:p>27131649</text:p>
          </table:table-cell>
          <table:table-cell office:value-type="float" office:value="789699" calcext:value-type="float">
            <text:p>789699</text:p>
          </table:table-cell>
          <table:table-cell office:value-type="float" office:value="394678" calcext:value-type="float">
            <text:p>39467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5056231" calcext:value-type="float">
            <text:p>25056231</text:p>
          </table:table-cell>
          <table:table-cell office:value-type="float" office:value="783048" calcext:value-type="float">
            <text:p>783048</text:p>
          </table:table-cell>
          <table:table-cell office:value-type="float" office:value="390699" calcext:value-type="float">
            <text:p>390699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620" calcext:value-type="float">
            <text:p>6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483" calcext:value-type="float">
            <text:p>48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883" calcext:value-type="float">
            <text:p>88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0" calcext:value-type="float">
            <text:p>87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461" calcext:value-type="float">
            <text:p>46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563" calcext:value-type="float">
            <text:p>563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352142" calcext:value-type="float">
            <text:p>352142</text:p>
          </table:table-cell>
          <table:table-cell office:value-type="float" office:value="6689" calcext:value-type="float">
            <text:p>6689</text:p>
          </table:table-cell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0347" calcext:value-type="float">
            <text:p>10347</text:p>
          </table:table-cell>
          <table:table-cell office:value-type="float" office:value="212" calcext:value-type="float">
            <text:p>21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9592" calcext:value-type="float">
            <text:p>9592</text:p>
          </table:table-cell>
          <table:table-cell office:value-type="float" office:value="226" calcext:value-type="float">
            <text:p>22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3739685" calcext:value-type="float">
            <text:p>3739685</text:p>
          </table:table-cell>
          <table:table-cell office:value-type="float" office:value="68075" calcext:value-type="float">
            <text:p>68075</text:p>
          </table:table-cell>
          <table:table-cell office:value-type="float" office:value="34026" calcext:value-type="float">
            <text:p>340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52688563" calcext:value-type="float">
            <text:p>52688563</text:p>
          </table:table-cell>
          <table:table-cell office:value-type="float" office:value="532120" calcext:value-type="float">
            <text:p>532120</text:p>
          </table:table-cell>
          <table:table-cell office:value-type="float" office:value="265782" calcext:value-type="float">
            <text:p>26578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2600226" calcext:value-type="float">
            <text:p>22600226</text:p>
          </table:table-cell>
          <table:table-cell office:value-type="float" office:value="640149" calcext:value-type="float">
            <text:p>640149</text:p>
          </table:table-cell>
          <table:table-cell office:value-type="float" office:value="319985" calcext:value-type="float">
            <text:p>31998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6102519" calcext:value-type="float">
            <text:p>26102519</text:p>
          </table:table-cell>
          <table:table-cell office:value-type="float" office:value="633909" calcext:value-type="float">
            <text:p>633909</text:p>
          </table:table-cell>
          <table:table-cell office:value-type="float" office:value="316286" calcext:value-type="float">
            <text:p>316286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88749082" calcext:value-type="float">
            <text:p>88749082</text:p>
          </table:table-cell>
          <table:table-cell office:value-type="float" office:value="1437941" calcext:value-type="float">
            <text:p>1437941</text:p>
          </table:table-cell>
          <table:table-cell office:value-type="float" office:value="718958" calcext:value-type="float">
            <text:p>71895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3.64" calcext:value-type="float">
            <text:p>53.64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46442979" calcext:value-type="float">
            <text:p>46442979</text:p>
          </table:table-cell>
          <table:table-cell office:value-type="float" office:value="805980" calcext:value-type="float">
            <text:p>805980</text:p>
          </table:table-cell>
          <table:table-cell office:value-type="float" office:value="402958" calcext:value-type="float">
            <text:p>40295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78833761" calcext:value-type="float">
            <text:p>78833761</text:p>
          </table:table-cell>
          <table:table-cell office:value-type="float" office:value="1018531" calcext:value-type="float">
            <text:p>1018531</text:p>
          </table:table-cell>
          <table:table-cell office:value-type="float" office:value="509253" calcext:value-type="float">
            <text:p>50925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77539841" calcext:value-type="float">
            <text:p>77539841</text:p>
          </table:table-cell>
          <table:table-cell office:value-type="float" office:value="1269230" calcext:value-type="float">
            <text:p>1269230</text:p>
          </table:table-cell>
          <table:table-cell office:value-type="float" office:value="634599" calcext:value-type="float">
            <text:p>63459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76260427" calcext:value-type="float">
            <text:p>76260427</text:p>
          </table:table-cell>
          <table:table-cell office:value-type="float" office:value="1318862" calcext:value-type="float">
            <text:p>1318862</text:p>
          </table:table-cell>
          <table:table-cell office:value-type="float" office:value="659378" calcext:value-type="float">
            <text:p>65937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90962636" calcext:value-type="float">
            <text:p>90962636</text:p>
          </table:table-cell>
          <table:table-cell office:value-type="float" office:value="872702" calcext:value-type="float">
            <text:p>872702</text:p>
          </table:table-cell>
          <table:table-cell office:value-type="float" office:value="436288" calcext:value-type="float">
            <text:p>43628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52398853" calcext:value-type="float">
            <text:p>52398853</text:p>
          </table:table-cell>
          <table:table-cell office:value-type="float" office:value="1909207" calcext:value-type="float">
            <text:p>1909207</text:p>
          </table:table-cell>
          <table:table-cell office:value-type="float" office:value="954473" calcext:value-type="float">
            <text:p>954473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52761174" calcext:value-type="float">
            <text:p>52761174</text:p>
          </table:table-cell>
          <table:table-cell office:value-type="float" office:value="1874773" calcext:value-type="float">
            <text:p>1874773</text:p>
          </table:table-cell>
          <table:table-cell office:value-type="float" office:value="937349" calcext:value-type="float">
            <text:p>93734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43050784" calcext:value-type="float">
            <text:p>43050784</text:p>
          </table:table-cell>
          <table:table-cell office:value-type="float" office:value="1084433" calcext:value-type="float">
            <text:p>1084433</text:p>
          </table:table-cell>
          <table:table-cell office:value-type="float" office:value="542102" calcext:value-type="float">
            <text:p>54210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2903889" calcext:value-type="float">
            <text:p>82903889</text:p>
          </table:table-cell>
          <table:table-cell office:value-type="float" office:value="527957" calcext:value-type="float">
            <text:p>527957</text:p>
          </table:table-cell>
          <table:table-cell office:value-type="float" office:value="263950" calcext:value-type="float">
            <text:p>2639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72702281" calcext:value-type="float">
            <text:p>72702281</text:p>
          </table:table-cell>
          <table:table-cell office:value-type="float" office:value="528398" calcext:value-type="float">
            <text:p>528398</text:p>
          </table:table-cell>
          <table:table-cell office:value-type="float" office:value="263839" calcext:value-type="float">
            <text:p>263839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54017298" calcext:value-type="float">
            <text:p>54017298</text:p>
          </table:table-cell>
          <table:table-cell office:value-type="float" office:value="840857" calcext:value-type="float">
            <text:p>840857</text:p>
          </table:table-cell>
          <table:table-cell office:value-type="float" office:value="420400" calcext:value-type="float">
            <text:p>420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first_fail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8559836" calcext:value-type="float">
            <text:p>88559836</text:p>
          </table:table-cell>
          <table:table-cell office:value-type="float" office:value="599760" calcext:value-type="float">
            <text:p>599760</text:p>
          </table:table-cell>
          <table:table-cell office:value-type="float" office:value="299851" calcext:value-type="float">
            <text:p>2998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first_fail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77966139" calcext:value-type="float">
            <text:p>77966139</text:p>
          </table:table-cell>
          <table:table-cell office:value-type="float" office:value="728741" calcext:value-type="float">
            <text:p>728741</text:p>
          </table:table-cell>
          <table:table-cell office:value-type="float" office:value="364140" calcext:value-type="float">
            <text:p>36414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1T16:19:05.852294966</dc:date>
    <meta:editing-duration>PT57S</meta:editing-duration>
    <meta:editing-cycles>1</meta:editing-cycles>
    <meta:document-statistic meta:table-count="1" meta:cell-count="817" meta:object-count="0"/>
    <meta:generator>LibreOffice/7.0.6.2$Linux_X86_64 LibreOffice_project/00$Build-2</meta:generator>
  </office:meta>
</office:document-meta>
</file>